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11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d320"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contará con dos formas de registrar canciones</text:p>
          </table:table-cell>
          <table:table-cell/>
        </table:table-row>
        <table:table-row table:style-name="ro1">
          <table:table-cell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table:style-name="ce6" office:value-type="string" calcext:value-type="string">
            <text:p>El sistema tomará toda la información de la canción desde la metadata del archivo</text:p>
          </table:table-cell>
          <table:table-cell table:style-name="ce9"/>
        </table:table-row>
        <table:table-row table:style-name="ro1">
          <table:table-cell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table:style-name="ce2"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office:value-type="string" calcext:value-type="string">
            <text:p>El sistema deberá permitir meter las canciones de un album dentro de una list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podrá reproducir música de las siguientes formas: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1. buscando una cancion en especifico y reproduciendola</text:p>
          </table:table-cell>
          <table:table-cell/>
        </table:table-row>
        <table:table-row table:style-name="ro1">
          <table:table-cell office:value-type="string" calcext:value-type="string">
            <text:p>2.Creando una cola de reproduccion (Canciones o albunes enteros)</text:p>
          </table:table-cell>
          <table:table-cell/>
        </table:table-row>
        <table:table-row table:style-name="ro1">
          <table:table-cell office:value-type="string" calcext:value-type="string">
            <text:p>3. Seleccionando lista de reproduccion especifica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5">
          <table:table-cell office:value-type="string" calcext:value-type="string">
            <text:p>El sistema deberá permitir al usuario agregar canciones a la cola de reproducción en todo momen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ra que el usuario pueda reproducir una cancion debe agregarla a la col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table:style-name="ce2"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6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 table:number-rows-repeated="104851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20:25:51.18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13T21:02:22.225000000</dc:date>
    <dc:creator>Taylor Segura Vindas</dc:creator>
    <meta:editing-duration>PT9H26M43S</meta:editing-duration>
    <meta:editing-cycles>9</meta:editing-cycles>
    <meta:document-statistic meta:table-count="1" meta:cell-count="44" meta:object-count="0"/>
  </office:meta>
</office:document-meta>
</file>